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efd" officeooo:paragraph-rsid="00086efd"/>
    </style:style>
    <style:style style:name="P2" style:family="paragraph" style:parent-style-name="Standard">
      <style:text-properties officeooo:rsid="000924c0" officeooo:paragraph-rsid="00086efd"/>
    </style:style>
    <style:style style:name="P3" style:family="paragraph" style:parent-style-name="Standard">
      <style:text-properties officeooo:rsid="000a1b51" officeooo:paragraph-rsid="000a1b51"/>
    </style:style>
    <style:style style:name="P4" style:family="paragraph" style:parent-style-name="Standard">
      <style:text-properties officeooo:rsid="000c910d" officeooo:paragraph-rsid="000c910d"/>
    </style:style>
    <style:style style:name="P5" style:family="paragraph" style:parent-style-name="Standard">
      <style:text-properties officeooo:rsid="000cb7fe" officeooo:paragraph-rsid="000cb7fe"/>
    </style:style>
    <style:style style:name="P6" style:family="paragraph" style:parent-style-name="Standard">
      <style:text-properties officeooo:rsid="000cb7fe" officeooo:paragraph-rsid="000cb7fe"/>
    </style:style>
    <style:style style:name="P7" style:family="paragraph" style:parent-style-name="Standard">
      <style:text-properties officeooo:rsid="000eeb3e" officeooo:paragraph-rsid="000eeb3e"/>
    </style:style>
    <style:style style:name="P8" style:family="paragraph" style:parent-style-name="Standard">
      <style:text-properties officeooo:paragraph-rsid="001038a5"/>
    </style:style>
    <style:style style:name="P9" style:family="paragraph" style:parent-style-name="Standard">
      <style:text-properties officeooo:rsid="0011c3e0" officeooo:paragraph-rsid="0011c3e0"/>
    </style:style>
    <style:style style:name="P10" style:family="paragraph" style:parent-style-name="Standard">
      <style:text-properties officeooo:rsid="0012a165" officeooo:paragraph-rsid="0012a165"/>
    </style:style>
    <style:style style:name="P11" style:family="paragraph" style:parent-style-name="Standard">
      <style:text-properties officeooo:rsid="0015abaa" officeooo:paragraph-rsid="0015abaa"/>
    </style:style>
    <style:style style:name="P12" style:family="paragraph" style:parent-style-name="Standard">
      <style:text-properties officeooo:rsid="0017375d" officeooo:paragraph-rsid="0017375d"/>
    </style:style>
    <style:style style:name="T1" style:family="text">
      <style:text-properties officeooo:rsid="000924c0"/>
    </style:style>
    <style:style style:name="T2" style:family="text">
      <style:text-properties officeooo:rsid="000b858a"/>
    </style:style>
    <style:style style:name="T3" style:family="text">
      <style:text-properties officeooo:rsid="000cb7fe"/>
    </style:style>
    <style:style style:name="T4" style:family="text">
      <style:text-properties officeooo:rsid="001038a5"/>
    </style:style>
    <style:style style:name="T5" style:family="text">
      <style:text-properties officeooo:rsid="001142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eaau</text:p>
      <text:p text:style-name="P1">Bryan</text:p>
      <text:p text:style-name="P2"/>
      <text:p text:style-name="P1"><text:span text:style-name="T1">2) </text:span>who : permet de connaître mon identifiants</text:p>
      <text:p text:style-name="P1">whoami : permet de voir la liste des appareils connectés</text:p>
      <text:p text:style-name="P1">w :</text:p>
      <text:p text:style-name="P1">man (commande) : permet de voir la description de la (commande)</text:p>
      <text:p text:style-name="P1">cat : permet d’afficher le contenu d’un fichier</text:p>
      <text:p text:style-name="P1"/>
      <text:p text:style-name="P1"><text:span text:style-name="T1">3.1) </text:span>IDLE : <text:span text:style-name="T1">Il utilise le temps qu’il y’a sur l’ordinateur</text:span></text:p>
      <text:p text:style-name="P1">JCPU : <text:span text:style-name="T1">Il indique depuis combien de temps j’suis connecté</text:span></text:p>
      <text:p text:style-name="P1">PCPU : <text:span text:style-name="T1">Il correspond à la vitesse d’exécution</text:span></text:p>
      <text:p text:style-name="P1">WHAT : <text:span text:style-name="T1">Il représente la session</text:span></text:p>
      <text:p text:style-name="P1">TTY : <text:span text:style-name="T1">Il correspond au nom de l’ordinateur</text:span></text:p>
      <text:p text:style-name="P1"/>
      <text:p text:style-name="P3">3.2) who -s</text:p>
      <text:p text:style-name="P3"/>
      <text:p text:style-name="P3"><text:span text:style-name="T2">4) </text:span>• ls : <text:span text:style-name="T2">affiche</text:span></text:p>
      <text:p text:style-name="P3">• grep :</text:p>
      <text:p text:style-name="P3">• sort :</text:p>
      <text:p text:style-name="P3">• touch : <text:span text:style-name="T2">copier</text:span></text:p>
      <text:p text:style-name="P3">• cp : <text:span text:style-name="T2">sortir</text:span></text:p>
      <text:p text:style-name="P3">• mv : </text:p>
      <text:p text:style-name="P3">• rm :</text:p>
      <text:p text:style-name="P3"/>
      <text:p text:style-name="P4">7.2) Il se passe rien.</text:p>
      <text:p text:style-name="P4"/>
      <text:p text:style-name="P4">7.3) <text:s/>Il me dit quand il a fini d’ouvrir le fichier.</text:p>
      <text:p text:style-name="P4"/>
      <text:p text:style-name="P4">8) <text:span text:style-name="T3">Il affiche les répertoires du dossier.</text:span></text:p>
      <text:p text:style-name="P4"/>
      <text:p text:style-name="P5">9.4) ls montre les fichier existant et quand il sont supprimé ils n’apparaît plus.</text:p>
      <text:p text:style-name="P5"/>
      <text:p text:style-name="P7">9.6) <text:span text:style-name="T4">I</text:span>l ne peut pas supprimer les dossier qui ne sont pas vide.</text:p>
      <text:p text:style-name="P7"/>
      <text:p text:style-name="P8"><text:span text:style-name="T4">9.7) L’option qui permet de demandez confirmation est -</text:span><text:span text:style-name="T5">i</text:span></text:p>
      <text:p text:style-name="P7"/>
      <text:p text:style-name="P7"><text:span text:style-name="T4">11.1</text:span>) <text:span text:style-name="T4">Dans un répertoire il indique les fichiers et document présents.</text:span></text:p>
      <text:p text:style-name="P7"/>
      <text:p text:style-name="P9">11.3) Je constate que les alias stock les commandes.</text:p>
      <text:p text:style-name="P9"/>
      <text:p text:style-name="P10">11.5) <text:s/>j’appartiens aux groupes :</text:p>
      <text:p text:style-name="P10">- 1000(sn10)</text:p>
      <text:p text:style-name="P10">- 4(adm)</text:p>
      <text:p text:style-name="P10">- 24(cdrom)</text:p>
      <text:p text:style-name="P10">- 27(sudo)</text:p>
      <text:p text:style-name="P10">- 30(dip)</text:p>
      <text:p text:style-name="P10">- 46(plugdev)</text:p>
      <text:p text:style-name="P10">- 114(lpadmin)</text:p>
      <text:p text:style-name="P10">- 134(sambashare)</text:p>
      <text:p text:style-name="P10"/>
      <text:p text:style-name="P11">12.1.2)</text:p>
      <text:p text:style-name="P5"><text:soft-page-break/></text:p>
      <text:p text:style-name="P4"/>
      <text:p text:style-name="P12">13.1.1) lrwxrwxrwx 1 sn10 sn10 <text:s text:c="2"/>28 sept. 24 11:22 test1.lnk -&gt; Bureau/TP/TP_manip/test1.lnk</text:p>
      <text:p text:style-name="P12">lrwxrwxrwx 1 sn10 sn10 <text:s text:c="2"/>28 sept. 24 11:10 test1.txt -&gt; Bureau/TP/TP_manip/test1.txt</text:p>
      <text:p text:style-name="P12">lrwxrwxrwx 1 sn10 sn10 <text:s text:c="2"/>28 sept. 24 11:22 test2.lnk -&gt; Bureau/TP/TP_manip/test2.lnk</text:p>
      <text:p text:style-name="P12">lrwxrwxrwx 1 sn10 sn10 <text:s text:c="2"/>28 sept. 24 11:10 test2.txt -&gt; Bureau/TP/TP_manip/test2.txt</text:p>
      <text:p text:style-name="P12"/>
      <text:p text:style-name="P12">2) Les droits du fichiers change.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54:20.744934959</meta:creation-date>
    <dc:date>2020-09-24T12:03:14.451946463</dc:date>
    <meta:editing-duration>PT24M28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2" meta:paragraph-count="43" meta:word-count="264" meta:character-count="1495" meta:non-whitespace-character-count="1263"/>
  </office:meta>
</office:document-meta>
</file>